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text-properties fo:font-size="22pt" style:font-size-asian="22pt" style:font-size-complex="22pt"/>
    </style:style>
  </office:automatic-styles>
  <office:master-styles>
    <style:master-page style:name="MP0" style:page-layout-name="PL0">
      <style:header>
        <text:p text:style-name="P2">Een beginnend programmeur staat voor de keuze van een geschikte ontwikkelomgeving Java en Microsoft .NET Framework Corstijan Kortsmit zou studenten Java aanraden omdat het staat voor openheid en open source. <text:s/>Maar het nadeel is dat hetook wel wat “Spartaanser” aanvoelt. Java is af en toe echt “zoek het zelf maar uit” en een beetje houwtje-touwtje. <text:s/>Peter Toonen heeft gekozen voor .NET omdat het meer voor luie developers is waar hij<text:s/>naar zege<text:s/>onder valt.</text:p>
      </style:header>
      <style:footer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nise Bamfo</meta:initial-creator>
    <dc:creator>Denise Bamfo</dc:creator>
    <meta:creation-date>2017-09-28T14:01:00Z</meta:creation-date>
    <dc:date>2017-09-28T14:49:00Z</dc:date>
    <meta:template xlink:href="Normal.dotm" xlink:type="simple"/>
    <meta:editing-cycles>1</meta:editing-cycles>
    <meta:editing-duration>PT2880S</meta:editing-duration>
    <meta:document-statistic meta:page-count="1" meta:paragraph-count="0" meta:word-count="0" meta:character-count="0" meta:row-count="0" meta:non-whitespace-character-count="0"/>
  </office:meta>
</office:document-meta>
</file>